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arz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/>
        </table:table-row>
        <table:table-row table:style-name="ro1" table:number-rows-repeated="104844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.00.0000</text:date>, <text:time style:data-style-name="N2" text:time-value="08:39:06.19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09-23T09:17:24.184000000</dc:date>
    <meta:editing-duration>PT2H28M17S</meta:editing-duration>
    <meta:editing-cycles>22</meta:editing-cycles>
    <meta:generator>LibreOffice/5.1.6.2$Windows_x86 LibreOffice_project/07ac168c60a517dba0f0d7bc7540f5afa45f0909</meta:generator>
    <meta:document-statistic meta:table-count="1" meta:cell-count="1358" meta:object-count="0"/>
  </office:meta>
</office:document-meta>
</file>